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line-height="100%"/>
      <style:text-properties style:font-name="Cambria"/>
    </style:style>
    <style:style style:name="P2" style:family="paragraph" style:parent-style-name="Standard">
      <style:paragraph-properties fo:line-height="100%"/>
      <style:text-properties style:font-name="Cambria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Georgia"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line-height="100%" fo:text-align="center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line-height="100%"/>
      <style:text-properties style:font-name="Cambria"/>
    </style:style>
    <style:style style:name="P8" style:family="paragraph" style:parent-style-name="Text_20_body" style:list-style-name="L1">
      <style:paragraph-properties fo:line-height="100%"/>
      <style:text-properties style:font-name="Cambria"/>
    </style:style>
    <style:style style:name="P9" style:family="paragraph" style:parent-style-name="Text_20_body" style:list-style-name="L2">
      <style:paragraph-properties fo:line-height="100%"/>
      <style:text-properties style:font-name="Cambria"/>
    </style:style>
    <style:style style:name="P10" style:family="paragraph" style:parent-style-name="Text_20_body">
      <style:paragraph-properties fo:line-height="100%"/>
    </style:style>
    <style:style style:name="P11" style:family="paragraph" style:parent-style-name="Text_20_body" style:list-style-name="L1">
      <style:paragraph-properties fo:margin-top="0in" fo:margin-bottom="0in" fo:line-height="100%"/>
      <style:text-properties style:font-name="Cambria"/>
    </style:style>
    <style:style style:name="P12" style:family="paragraph" style:parent-style-name="Text_20_body" style:list-style-name="L2">
      <style:paragraph-properties fo:margin-top="0in" fo:margin-bottom="0in" fo:line-height="100%"/>
      <style:text-properties style:font-name="Cambria"/>
    </style:style>
    <style:style style:name="P13" style:family="paragraph" style:parent-style-name="Heading_20_2">
      <style:paragraph-properties fo:line-height="100%"/>
      <style:text-properties style:font-name="Cambria"/>
    </style:style>
    <style:style style:name="T1" style:family="text">
      <style:text-properties style:font-name="Cambria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mmett Butler</text:p>
      <text:p text:style-name="P4">emmett.butler321@gmail.com</text:p>
      <text:p text:style-name="P4">emmettbutler.com</text:p>
      <text:p text:style-name="P4">610-812-3632</text:p>
      <text:h text:style-name="P1" text:outline-level="2">Qualifications</text:h>
      <text:list xml:id="list1478752728" text:style-name="L1">
        <text:list-item>
          <text:p text:style-name="P11">Studies computer science and music technology at NYU with a 3.6 GPA </text:p>
        </text:list-item>
        <text:list-item>
          <text:p text:style-name="P11">Self-motivated, creative problem solver and excellent critical thinker - loves to learn </text:p>
        </text:list-item>
        <text:list-item>
          <text:p text:style-name="P11">At home in hardware and software environments, including text-based OSes </text:p>
        </text:list-item>
        <text:list-item>
          <text:p text:style-name="P11">Lifelong pianist with a thorough understanding of music theory and technique </text:p>
        </text:list-item>
        <text:list-item>
          <text:p text:style-name="P11">Experienced in audio production and signal chains in studio and live settings </text:p>
        </text:list-item>
        <text:list-item>
          <text:p text:style-name="P8">Proficient in written and spoken German </text:p>
        </text:list-item>
      </text:list>
      <text:h text:style-name="P1" text:outline-level="2">Work Experience</text:h>
      <text:p text:style-name="P7"><text:span text:style-name="T2">September 2011 - Present: Software engineering intern, Parse.ly</text:span> - develops web software as <text:tab/>part of a small, compact team of engineers. Primarily uses Python and Javascript to <text:tab/>implement additions, bugfixes, and new features in the Parse.ly software library</text:p>
      <text:p text:style-name="P3"><text:span text:style-name="Strong_20_Emphasis"><text:span text:style-name="T1">April 2011 - Present: Freelance web designer/developer</text:span></text:span><text:span text:style-name="T1"> - designs and implements web <text:tab/>solutions for various clients</text:span></text:p>
      <text:p text:style-name="P3"><text:span text:style-name="Strong_20_Emphasis"><text:span text:style-name="T1">March 2011: Game designer/developer</text:span></text:span><text:span text:style-name="T1"> - designed and programmed a video game in Java. <text:tab/>Composed and recorded the background music using LSDJ, and drew all graphics, <text:tab/>including sprite animation. Won the prize for Best Undergraduate Presentation at the <text:tab/>2011 NYU Music Technology open house.</text:span></text:p>
      <text:p text:style-name="P3"><text:span text:style-name="Strong_20_Emphasis"><text:span text:style-name="T1">January 2010 – Present: Recording studio technician, NYU Steinhardt</text:span></text:span><text:span text:style-name="T1"> – responsible for the <text:tab/>maintenance, testing, and upkeep of recording equipment in the Steinhardt studios. Runs <text:tab/>full test routines on digital and analog signal chains, troubleshoots malfunctioning <text:tab/>equipment, and provides technical support for students and clients recording in the <text:tab/>studios. </text:span></text:p>
      <text:p text:style-name="P3"><text:span text:style-name="Strong_20_Emphasis"><text:span text:style-name="T1">January 2010 – January 2011: Concert recording engineer, NYU Steinhardt</text:span></text:span><text:span text:style-name="T1"> – records audio of <text:tab/>Steinhardt student recitals using stereo microphone techniques and produces CDs of the <text:tab/>performances. </text:span></text:p>
      <text:p text:style-name="P3"><text:span text:style-name="Strong_20_Emphasis"><text:span text:style-name="T1">August 2008 – 2010: Piano instructor, Sevenletters Studio, Chester Springs, PA</text:span></text:span><text:span text:style-name="T1"> – instructed <text:tab/>students between the ages of 5 and 13 beginning and intermediate piano technique, <text:tab/>performance, theory, and improvisation. </text:span></text:p>
      <text:p text:style-name="P3"><text:span text:style-name="Strong_20_Emphasis"><text:span text:style-name="T1">2009: Theater audio manager, Downingtown High School drama department</text:span></text:span><text:span text:style-name="T1"> – oversaw <text:tab/>the planning, coordination, and execution of sound reinforcement for productions of <text:tab/></text:span><text:span text:style-name="Emphasis"><text:span text:style-name="T1">Rosencrantz and Guildenstern Are Dead</text:span></text:span><text:span text:style-name="T1"> and </text:span><text:span text:style-name="Emphasis"><text:span text:style-name="T1">The Pajama Game</text:span></text:span><text:span text:style-name="T1">. </text:span></text:p>
      <text:p text:style-name="P3"><text:span text:style-name="Strong_20_Emphasis"><text:span text:style-name="T1">2008 – 2009: Broadcast audio technician, Downingtown High School</text:span></text:span><text:span text:style-name="T1"> – oversaw audio for a <text:tab/>daily school-wide CCTV broadcast. Provided hardware and software support for teachers <text:tab/>and students throughout the school. </text:span></text:p>
      <text:h text:style-name="P1" text:outline-level="2"><text:soft-page-break/>Technical Skills</text:h>
      <text:p text:style-name="P3"><text:span text:style-name="Strong_20_Emphasis"><text:span text:style-name="T1">Computer programming and markup:</text:span></text:span><text:span text:style-name="T1"> OOP, Java, Perl, C, Python, Ruby/Rails, x86 assembly, Actionscript, PHP, JavaScript/jQuery, XML, XHTML, CSS, BASH<text:line-break/></text:span><text:span text:style-name="Strong_20_Emphasis"><text:span text:style-name="T1">Operating systems:</text:span></text:span><text:span text:style-name="T1"> Ubuntu, Linux, Mac OS X, Darwin<text:line-break/></text:span><text:span text:style-name="Strong_20_Emphasis"><text:span text:style-name="T1">Software:</text:span></text:span><text:span text:style-name="T1"> Gimp, Blender, Little Sound DJ, Finale</text:span></text:p>
      <text:h text:style-name="P1" text:outline-level="2">Education</text:h>
      <text:p text:style-name="P3"><text:span text:style-name="Strong_20_Emphasis"><text:span text:style-name="T1">New York University, Class of 2013</text:span></text:span><text:span text:style-name="T1"> – currently enrolled at the Steinhardt School of Culture, <text:tab/>Education, and Human Development, majoring in Music Technology, and at the College of <text:tab/>Arts and Sciences, majoring in Computer Science. Current GPA: 3.629</text:span></text:p>
      <text:p text:style-name="P3"><text:span text:style-name="Strong_20_Emphasis"><text:span text:style-name="T1">Downingtown High School, East campus, class of 2009</text:span></text:span><text:span text:style-name="T1"> – SAT 2190, GPA: 4.16</text:span></text:p>
      <text:list xml:id="list147026585" text:style-name="L2">
        <text:list-item>
          <text:p text:style-name="P12">Member of the German American Partnership Program foreign exchange 2008</text:p>
        </text:list-item>
        <text:list-item>
          <text:p text:style-name="P12">National Merit Scholarship finalist </text:p>
        </text:list-item>
        <text:list-item>
          <text:p text:style-name="P12">Excellence in Foreign Language award winner - German </text:p>
        </text:list-item>
        <text:list-item>
          <text:p text:style-name="P9">National Honor Society member </text:p>
        </text:list-item>
      </text:list>
      <text:h text:style-name="P1" text:outline-level="2">Community Involvement</text:h>
      <text:p text:style-name="P3"><text:span text:style-name="Strong_20_Emphasis"><text:span text:style-name="T1">2008: Casas Por Cristo – </text:span></text:span><text:span text:style-name="T1">volunteered on a week-long mission trip to Juarez, Mexico building <text:tab/>small houses for impoverished families </text:span></text:p>
      <text:p text:style-name="P3"><text:span text:style-name="Strong_20_Emphasis"><text:span text:style-name="T1">2007 – 2009: Good Works, Coatesville, PA –</text:span></text:span><text:span text:style-name="T1"> volunteered as a worker repairing the houses of <text:tab/>local families with a church group </text:span></text:p>
      <text:h text:style-name="P1" text:outline-level="2">References</text:h>
      <text:p text:style-name="P3"><text:span text:style-name="Strong_20_Emphasis"><text:span text:style-name="T1">Evan Korth</text:span></text:span><text:span text:style-name="T1"> - korth@cs.nyu.edu - NYU computer science professor and mentor</text:span></text:p>
      <text:p text:style-name="P3"><text:span text:style-name="Strong_20_Emphasis"><text:span text:style-name="T1">Langdon Crawford</text:span></text:span><text:span text:style-name="T1"> – langdon@nyu.edu - NYU music technology advisor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0T22:05:48</meta:creation-date>
    <dc:date>2011-10-08T11:21:05</dc:date>
    <meta:editing-duration>PT13H47M57S</meta:editing-duration>
    <meta:editing-cycles>12</meta:editing-cycles>
    <meta:generator>OpenOffice.org/3.3$Unix OpenOffice.org_project/330m20$Build-9567</meta:generator>
    <meta:print-date>2011-07-24T10:53:15</meta:print-date>
    <meta:document-statistic meta:table-count="0" meta:image-count="0" meta:object-count="0" meta:page-count="2" meta:paragraph-count="35" meta:word-count="524" meta:character-count="3604"/>
    <dc:creator>Emmett Butler</dc:creator>
  </office:meta>
</office:document-meta>
</file>